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right" draw:textarea-vertical-align="bottom"/>
    </style:style>
    <style:style style:name="gr4" style:family="graphic" style:parent-style-name="standard">
      <style:graphic-properties draw:stroke="dash" draw:stroke-dash="Ultrafine_20_Dashed" svg:stroke-color="#c0c0c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10pt"/>
    </style:style>
    <style:style style:name="P6" style:family="paragraph">
      <style:paragraph-properties fo:margin-left="0cm" fo:margin-right="0cm" fo:text-align="center" fo:text-indent="0cm"/>
      <style:text-properties fo:color="#c0c0c0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4.445cm" svg:height="4.445cm" svg:x="12.7cm" svg:y="12.022cm">
          <text:p text:style-name="P1"><text:span text:style-name="T1">IDL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2.54cm" svg:height="2.54cm" svg:x="22.225cm" svg:y="4.402cm">
          <text:p text:style-name="P1"><text:span text:style-name="T1">AWAITING</text:span></text:p>
          <text:p text:style-name="P1"><text:span text:style-name="T1">ECH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2.54cm" svg:height="2.54cm" svg:x="28.575cm" svg:y="3.767cm">
          <text:p text:style-name="P1"><text:span text:style-name="T1">READING</text:span></text:p>
          <text:p text:style-name="P1"><text:span text:style-name="T1">RESPON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2.54cm" svg:height="2.54cm" svg:x="13.97cm" svg:y="2.497cm">
          <text:p text:style-name="P1"><text:span text:style-name="T1">AWAITING</text:span></text:p>
          <text:p text:style-name="P1"><text:span text:style-name="T1">ECHO</text:span></text:p>
          <text:p text:style-name="P1"><text:span text:style-name="T1">READING UR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2.54cm" svg:height="2.54cm" svg:x="5.08cm" svg:y="12.022cm">
          <text:p text:style-name="P1"><text:span text:style-name="T1">READING</text:span></text:p>
          <text:p text:style-name="P1"><text:span text:style-name="T1">UR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3.349cm" svg:y1="15.815cm" svg:x2="7.248cm" svg:y2="14.19cm" draw:start-shape="id1" draw:start-glue-point="7" draw:end-shape="id2" draw:end-glue-point="9" svg:d="m13349 15815c-4783 0-1733-1625-6101-1625">
          <text:p text:style-name="P1"><text:span text:style-name="T2">RX: URC</text:span></text:p>
        </draw:connector>
        <draw:connector draw:style-name="gr2" draw:text-style-name="P3" draw:layer="layout" draw:type="curve" svg:x1="7.62cm" svg:y1="13.291cm" svg:x2="12.7cm" svg:y2="14.244cm" draw:start-shape="id2" draw:start-glue-point="10" draw:end-shape="id1" draw:end-glue-point="6" svg:d="m7620 13291c3810 0 1270 953 5080 953">
          <text:p text:style-name="P3">RX: URC END</text:p>
          <text:p text:style-name="P3">or</text:p>
          <text:p text:style-name="P3">Timeout</text:p>
        </draw:connector>
        <draw:connector draw:style-name="gr3" draw:text-style-name="P5" draw:layer="layout" draw:type="curve" draw:line-skew="2.267cm" svg:x1="29.844cm" svg:y1="6.307cm" svg:x2="14.922cm" svg:y2="16.467cm" draw:start-shape="id3" draw:start-glue-point="8" draw:end-shape="id1" draw:end-glue-point="8" svg:d="m29844 6307c0 19389-14922 14309-14922 10160">
          <text:p text:style-name="P4"><text:span text:style-name="T2">RX: OK</text:span></text:p>
          <text:p text:style-name="P4"><text:span text:style-name="T2">RX: CONNECT</text:span></text:p>
          <text:p text:style-name="P4"><text:span text:style-name="T2">RX: NO CARRIER</text:span></text:p>
          <text:p text:style-name="P4"><text:span text:style-name="T2">RX; ERROR</text:span></text:p>
          <text:p text:style-name="P4"><text:span text:style-name="T2">RX: NO DIALTONE</text:span></text:p>
          <text:p text:style-name="P4"><text:span text:style-name="T2">RX: BUSY</text:span></text:p>
          <text:p text:style-name="P4"><text:span text:style-name="T2">RX: NO ANSWER</text:span></text:p>
          <text:p text:style-name="P4"><text:span text:style-name="T2">RX: +CME ERROR: xx</text:span></text:p>
        </draw:connector>
        <draw:connector draw:style-name="gr2" draw:text-style-name="P3" draw:layer="layout" draw:type="curve" draw:line-skew="0.191cm 0.616cm" svg:x1="24.393cm" svg:y1="4.772cm" svg:x2="28.575cm" svg:y2="5.036cm" draw:start-shape="id4" draw:start-glue-point="11" draw:end-shape="id3" draw:end-glue-point="6" svg:d="m24393 4772c0-1018 1447-848 2009-528s240 792 2173 792">
          <text:p text:style-name="P1"><text:span text:style-name="T2">RX: AT+PIPPO</text:span></text:p>
        </draw:connector>
        <draw:connector draw:style-name="gr4" draw:text-style-name="P6" draw:layer="layout" draw:type="curve" svg:x1="23.494cm" svg:y1="6.942cm" svg:x2="22.224cm" svg:y2="13.927cm" draw:start-shape="id4" draw:start-glue-point="8" draw:end-shape="id5" draw:end-glue-point="4" svg:d="m23494 6942c0 5239-1270 1747-1270 6985">
          <text:p text:style-name="P6">Timeout</text:p>
        </draw:connector>
        <draw:connector draw:style-name="gr2" draw:text-style-name="P3" draw:layer="layout" draw:type="curve" draw:line-skew="-0.335cm" svg:x1="22.595cm" svg:y1="4.772cm" svg:x2="16.138cm" svg:y2="2.867cm" draw:start-shape="id4" draw:start-glue-point="5" draw:end-shape="id6" draw:end-glue-point="11" svg:d="m22595 4772c0-4665-6457-3712-6457-1905">
          <text:p text:style-name="P1"><text:span text:style-name="T2">RX: URC</text:span></text:p>
        </draw:connector>
        <draw:connector draw:style-name="gr2" draw:text-style-name="P3" draw:layer="layout" draw:type="curve" svg:x1="16.138cm" svg:y1="4.665cm" svg:x2="22.225cm" svg:y2="5.671cm" draw:start-shape="id6" draw:start-glue-point="9" draw:end-shape="id4" draw:end-glue-point="6" svg:d="m16138 4665c4845 0 1802 1006 6087 1006">
          <text:p text:style-name="P1"><text:span text:style-name="T2">RX: URC END</text:span></text:p>
        </draw:connector>
        <draw:connector draw:style-name="gr2" draw:text-style-name="P3" draw:layer="layout" draw:type="curve" svg:x1="14.922cm" svg:y1="12.022cm" svg:x2="22.595cm" svg:y2="6.57cm" draw:start-shape="id1" draw:start-glue-point="4" draw:end-shape="id4" draw:end-glue-point="7" svg:d="m14922 12022c0-3635 2557-5452 7673-5452">
          <text:p text:style-name="P1"><text:span text:style-name="T2">process_next_request()</text:span></text:p>
          <text:p text:style-name="P1"><text:span text:style-name="T2">TX: AT+PIPPO</text:span></text:p>
        </draw:connector>
        <draw:connector draw:style-name="gr2" draw:text-style-name="P2" draw:layer="layout" draw:type="curve" draw:line-skew="-0.582cm 0.583cm" svg:x1="29.844cm" svg:y1="3.767cm" svg:x2="31.115cm" svg:y2="5.036cm" draw:start-shape="id3" draw:start-glue-point="4" draw:end-shape="id3" draw:end-glue-point="10" svg:d="m29844 3767c0-1623 1177-1352 1901-630s994 1899-630 1899">
          <text:p text:style-name="P1"><text:span text:style-name="T1">RX: Line</text:span></text:p>
        </draw:connector>
        <draw:custom-shape draw:style-name="gr1" draw:text-style-name="P2" draw:id="id5" draw:layer="layout" svg:width="2.54cm" svg:height="2.54cm" svg:x="20.955cm" svg:y="13.927cm">
          <text:p text:style-name="P1"><text:span text:style-name="T1">RECOVER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2.224cm" svg:y1="13.927cm" svg:x2="24.765cm" svg:y2="5.671cm" draw:start-shape="id5" draw:start-glue-point="4" draw:end-shape="id4" draw:end-glue-point="10" svg:d="m22224 13927c0-5238 1521-4365 2344-5119s947-3137 197-3137">
          <text:p text:style-name="P1"><text:span text:style-name="T2">Retransmit</text:span></text:p>
          <text:p text:style-name="P1"><text:span text:style-name="T2">TX: AT+PIPPO</text:span></text:p>
        </draw:connector>
        <draw:connector draw:style-name="gr4" draw:text-style-name="P6" draw:layer="layout" draw:type="curve" svg:x1="28.945cm" svg:y1="5.935cm" svg:x2="23.123cm" svg:y2="14.297cm" draw:start-shape="id3" draw:start-glue-point="7" draw:end-shape="id5" draw:end-glue-point="11" svg:d="m28945 5935c-3882 0-5822 2787-5822 8362">
          <text:p text:style-name="P6">Timeout</text:p>
        </draw:connector>
        <draw:connector draw:style-name="gr2" draw:text-style-name="P2" draw:layer="layout" draw:type="curve" draw:line-skew="0cm 0.932cm" svg:x1="20.955cm" svg:y1="15.196cm" svg:x2="16.493cm" svg:y2="12.671cm" draw:start-shape="id5" draw:start-glue-point="6" draw:end-shape="id1" draw:end-glue-point="11" svg:d="m20955 15196c-2857 0-2381-1372-2782-2085s-1680-767-1680-440">
          <text:p text:style-name="P1"><text:span text:style-name="T1">Recovered</text:span></text:p>
        </draw:connector>
        <draw:custom-shape draw:style-name="gr1" draw:text-style-name="P2" draw:id="id7" draw:layer="layout" svg:width="2.54cm" svg:height="2.54cm" svg:x="4.445cm" svg:y="3.767cm">
          <text:p text:style-name="P1"><text:span text:style-name="T1">CLOS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985cm" svg:y1="5.036cm" svg:x2="14.922cm" svg:y2="12.022cm" draw:start-shape="id7" draw:start-glue-point="10" draw:end-shape="id1" draw:end-glue-point="4" svg:d="m6985 5036c5292 0 7937 2328 7937 6986">
          <text:p text:style-name="P3">Open</text:p>
        </draw:connector>
        <draw:custom-shape draw:style-name="gr1" draw:text-style-name="P2" draw:id="id8" draw:layer="layout" svg:width="2.54cm" svg:height="2.54cm" svg:x="5.08cm" svg:y="8.212cm">
          <text:p text:style-name="P1"><text:span text:style-name="T1">CLOS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3.349cm" svg:y1="12.671cm" svg:x2="7.62cm" svg:y2="9.481cm" draw:start-shape="id1" draw:start-glue-point="5" draw:end-shape="id8" draw:end-glue-point="10" svg:d="m13349 12671c-4783 0-1919-3190-5729-3190">
          <text:p text:style-name="P3">Close</text:p>
        </draw:connector>
        <draw:connector draw:style-name="gr5" draw:text-style-name="P3" draw:layer="layout" draw:type="curve" svg:x1="6.349cm" svg:y1="8.212cm" svg:x2="5.714cm" svg:y2="6.307cm" draw:start-shape="id8" draw:start-glue-point="4" draw:end-shape="id7" draw:end-glue-point="8" svg:d="m6349 8212c0-1428-635-476-635-1905">
          <text:p/>
        </draw:connector>
        <draw:custom-shape draw:style-name="gr1" draw:text-style-name="P2" draw:id="id11" draw:layer="layout" svg:width="2.54cm" svg:height="2.54cm" svg:x="17.78cm" svg:y="16.467cm">
          <text:p text:style-name="P1"><text:span text:style-name="T1">FAIL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9" draw:layer="layout" svg:width="2.54cm" svg:height="2.54cm" svg:x="31.75cm" svg:y="10.117cm">
          <text:p text:style-name="P1"><text:span text:style-name="T1">AWAITING</text:span></text:p>
          <text:p text:style-name="P1"><text:span text:style-name="T1">SMS ECH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0" draw:layer="layout" svg:width="2.54cm" svg:height="2.54cm" svg:x="34.29cm" svg:y="14.562cm">
          <text:p text:style-name="P1"><text:span text:style-name="T1">AWAITING</text:span></text:p>
          <text:p text:style-name="P1"><text:span text:style-name="T1">SMS ECHO</text:span></text:p>
          <text:p text:style-name="P1"><text:span text:style-name="T1">1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30.743cm" svg:y1="5.935cm" svg:x2="33.02cm" svg:y2="10.117cm" draw:start-shape="id3" draw:start-glue-point="9" draw:end-shape="id9" svg:d="m30743 5935c0 3415 2277 1325 2277 4182">
          <text:p text:style-name="P1"><text:span text:style-name="T2">RX: '&gt; '</text:span></text:p>
        </draw:connector>
        <draw:connector draw:style-name="gr2" draw:text-style-name="P3" draw:layer="layout" draw:type="curve" svg:x1="33.019cm" svg:y1="12.657cm" svg:x2="35.56cm" svg:y2="14.562cm" draw:start-shape="id9" draw:start-glue-point="8" draw:end-shape="id10" svg:d="m33019 12657c0 1429 2541 477 2541 1905">
          <text:p text:style-name="P3">TX: \x1a</text:p>
        </draw:connector>
        <draw:connector draw:style-name="gr2" draw:text-style-name="P3" draw:layer="layout" draw:type="curve" svg:x1="36.83cm" svg:y1="15.831cm" svg:x2="31.115cm" svg:y2="5.036cm" draw:start-shape="id10" draw:start-glue-point="10" draw:end-shape="id3" draw:end-glue-point="10" svg:d="m36830 15831c750 0 3607-10795-5715-10795">
          <text:p text:style-name="P3">TX: \x1a</text:p>
        </draw:connector>
        <draw:connector draw:style-name="gr2" draw:text-style-name="P2" draw:layer="layout" draw:type="curve" svg:x1="22.224cm" svg:y1="16.467cm" svg:x2="20.32cm" svg:y2="17.737cm" draw:start-shape="id5" draw:start-glue-point="8" draw:end-shape="id11" svg:d="m22224 16467c0 847-634 1270-1904 1270">
          <text:p text:style-name="P1"><text:span text:style-name="T1">Timeout</text:span></text:p>
          <text:p text:style-name="P1"><text:span text:style-name="T1">(no more retries)</text:span></text:p>
        </draw:connector>
        <draw:connector draw:style-name="gr4" draw:text-style-name="P6" draw:layer="layout" draw:type="curve" svg:x1="32.12cm" svg:y1="12.285cm" svg:x2="23.495cm" svg:y2="15.196cm" draw:start-shape="id9" draw:start-glue-point="7" draw:end-shape="id5" draw:end-glue-point="10" svg:d="m32120 12285c-6745 0-2433 2911-8625 2911">
          <text:p text:style-name="P6">Timeout</text:p>
        </draw:connector>
        <draw:connector draw:style-name="gr4" draw:text-style-name="P6" draw:layer="layout" draw:type="curve" svg:x1="34.66cm" svg:y1="16.73cm" svg:x2="23.495cm" svg:y2="15.196cm" draw:start-shape="id10" draw:start-glue-point="7" svg:d="m34660 16730c-9025 0-3443-1534-11165-1534">
          <text:p text:style-name="P6">Timeout</text:p>
        </draw:connector>
        <draw:connector draw:style-name="gr4" draw:text-style-name="P6" draw:layer="layout" draw:type="curve" draw:line-skew="0.952cm" svg:x1="15.239cm" svg:y1="5.037cm" svg:x2="22.225cm" svg:y2="13.927cm" draw:start-shape="id6" draw:start-glue-point="8" draw:end-shape="id5" svg:d="m15239 5037c0 8095 6986 3651 6986 8890">
          <text:p text:style-name="P6">Timeout</text:p>
        </draw:connector>
        <draw:connector draw:style-name="gr4" draw:text-style-name="P6" draw:layer="layout" draw:type="curve" svg:x1="7.248cm" svg:y1="12.392cm" svg:x2="22.224cm" svg:y2="13.927cm" draw:start-shape="id2" draw:start-glue-point="11" draw:end-shape="id5" draw:end-glue-point="4" svg:d="m7248 12392c0-1305 14976-2072 14976 1535">
          <text:p text:style-name="P6">Timeou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42.012cm" fo:page-height="29.69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5-12-21T12:31:09</meta:creation-date>
    <dc:date>2008-10-17T18:10:46</dc:date>
    <meta:print-date>2005-12-21T13:09:58</meta:print-date>
    <dc:language>en-US</dc:language>
    <meta:editing-cycles>5</meta:editing-cycles>
    <meta:editing-duration>P2DT11H39M6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